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0000" style:font-name="Arial1" fo:font-size="10.5pt" fo:letter-spacing="normal" fo:font-style="normal" fo:font-weight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Standard">
      <style:paragraph-properties fo:orphans="2" fo:widows="2"/>
    </style:style>
    <style:style style:name="T1" style:family="text">
      <style:text-properties style:font-name="Arial1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hary Zimmerman</text:p>
      <text:p text:style-name="P1">Senior Project Fall 2014</text:p>
      <text:p text:style-name="P1">Week 3 Journal</text:p>
      <text:p text:style-name="P3"/>
      <text:p text:style-name="P2">     <text:span text:style-name="T1">August 29</text:span></text:p>
      <text:p text:style-name="P2">          <text:span text:style-name="T1">Camping trip</text:span></text:p>
      <text:p text:style-name="P2">     <text:span text:style-name="T1">August 30</text:span></text:p>
      <text:p text:style-name="P2">          <text:span text:style-name="T1">Camping trip</text:span></text:p>
      <text:p text:style-name="P2">     <text:span text:style-name="T1">August 31</text:span></text:p>
      <text:p text:style-name="P2">          <text:span text:style-name="T1">Camping trip</text:span></text:p>
      <text:p text:style-name="P2">     <text:span text:style-name="T1">September 1</text:span></text:p>
      <text:p text:style-name="P2">          <text:span text:style-name="T1">1700-2300 - Working on proposal</text:span></text:p>
      <text:p text:style-name="P2">     <text:span text:style-name="T1">September 2</text:span></text:p>
      <text:p text:style-name="P2">          <text:span text:style-name="T1">1600-2100 - Setting up hardware and server software</text:span></text:p>
      <text:p text:style-name="P2">     <text:span text:style-name="T1">September 3</text:span></text:p>
      <text:p text:style-name="P2">     <text:span text:style-name="T1">September 4</text:span></text:p>
      <text:p text:style-name="P2">          <text:span text:style-name="T1">Class meeting</text:span></text:p>
      <text:p text:style-name="P2">          <text:span text:style-name="T1">1700-1900 - Worked on privacy policy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6:49:49</meta:creation-date>
    <dc:date>2014-09-04T16:50:48</dc:date>
    <meta:editing-duration>P0D</meta:editing-duration>
    <meta:editing-cycles>1</meta:editing-cycles>
    <meta:document-statistic meta:table-count="0" meta:image-count="0" meta:object-count="0" meta:page-count="1" meta:paragraph-count="17" meta:word-count="50" meta:character-count="398" meta:non-whitespace-character-count="260"/>
    <meta:generator>LibreOffice/3.5$Linux_X86_64 LibreOffice_project/350m1$Build-2</meta:generator>
  </office:meta>
</office:document-meta>
</file>